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.getEventAl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.addProperties( XMLStreamReader reader , HashMap param , String propertyName , String propertyValue , boolean allowXml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X.getReader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.getWriter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.getEventReader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.S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.getEv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.recordXmlProperies( XMLStreamReader re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tAX.getStreamWriter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